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2a2b7"/>
    </style:style>
    <style:style style:name="P2" style:family="paragraph" style:parent-style-name="Title">
      <style:text-properties officeooo:rsid="0002a2b7" officeooo:paragraph-rsid="0002a2b7"/>
    </style:style>
    <style:style style:name="P3" style:family="paragraph" style:parent-style-name="Heading_20_1">
      <style:paragraph-properties fo:text-align="center" style:justify-single-word="false"/>
      <style:text-properties officeooo:rsid="0002a2b7" officeooo:paragraph-rsid="0002a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BRARY &amp; INFORMATION CENTER</text:p>
      <text:h text:style-name="P3" text:outline-level="1">NEWSPAPER BILLING SYSTEM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7-05-17T15:31:25.228176785</meta:creation-date>
    <dc:date>2017-05-17T15:43:35.029791158</dc:date>
    <dc:creator>root </dc:creator>
    <meta:editing-duration>PT12M11S</meta:editing-duration>
    <meta:editing-cycles>1</meta:editing-cycles>
    <meta:document-statistic meta:table-count="0" meta:image-count="0" meta:object-count="0" meta:page-count="1" meta:paragraph-count="2" meta:word-count="7" meta:character-count="52" meta:non-whitespace-character-count="47"/>
    <meta:generator>LibreOffice/5.0.2.2$Linux_X86_64 LibreOffice_project/37b43f919e4de5eeaca9b9755ed688758a8251fe</meta:generator>
  </office:meta>
</office:document-meta>
</file>